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d7a6" officeooo:paragraph-rsid="0011d7a6"/>
    </style:style>
    <style:style style:name="P2" style:family="paragraph" style:parent-style-name="Standard">
      <style:text-properties officeooo:rsid="0011d7a6" officeooo:paragraph-rsid="0013e5d1"/>
    </style:style>
    <style:style style:name="P3" style:family="paragraph" style:parent-style-name="Standard">
      <style:text-properties officeooo:rsid="0011d7a6" officeooo:paragraph-rsid="0019bcdc"/>
    </style:style>
    <style:style style:name="P4" style:family="paragraph" style:parent-style-name="Standard">
      <style:text-properties officeooo:rsid="0011d7a6" officeooo:paragraph-rsid="001da904"/>
    </style:style>
    <style:style style:name="P5" style:family="paragraph" style:parent-style-name="Standard">
      <style:text-properties officeooo:rsid="0011ff72" officeooo:paragraph-rsid="0011ff72"/>
    </style:style>
    <style:style style:name="P6" style:family="paragraph" style:parent-style-name="Standard">
      <style:text-properties officeooo:rsid="0011ff72" officeooo:paragraph-rsid="00125d1c"/>
    </style:style>
    <style:style style:name="P7" style:family="paragraph" style:parent-style-name="Standard">
      <style:text-properties officeooo:rsid="0011ff72" officeooo:paragraph-rsid="0013e5d1"/>
    </style:style>
    <style:style style:name="P8" style:family="paragraph" style:parent-style-name="Standard">
      <style:text-properties officeooo:rsid="0011ff72" officeooo:paragraph-rsid="0019bcdc"/>
    </style:style>
    <style:style style:name="P9" style:family="paragraph" style:parent-style-name="Standard">
      <style:text-properties officeooo:rsid="0011ff72" officeooo:paragraph-rsid="001da904"/>
    </style:style>
    <style:style style:name="P10" style:family="paragraph" style:parent-style-name="Standard">
      <style:text-properties fo:font-weight="bold" officeooo:rsid="0011d7a6" officeooo:paragraph-rsid="0011d7a6" style:font-weight-asian="bold" style:font-weight-complex="bold"/>
    </style:style>
    <style:style style:name="P11" style:family="paragraph" style:parent-style-name="Standard">
      <style:text-properties fo:font-weight="bold" officeooo:rsid="00125d1c" officeooo:paragraph-rsid="00125d1c" style:font-weight-asian="bold" style:font-weight-complex="bold"/>
    </style:style>
    <style:style style:name="P12" style:family="paragraph" style:parent-style-name="Standard">
      <style:text-properties officeooo:rsid="00125d1c" officeooo:paragraph-rsid="00125d1c"/>
    </style:style>
    <style:style style:name="P13" style:family="paragraph" style:parent-style-name="Standard">
      <style:text-properties fo:font-weight="normal" officeooo:rsid="0011d7a6" officeooo:paragraph-rsid="0019bcdc" style:font-weight-asian="normal" style:font-weight-complex="normal"/>
    </style:style>
    <style:style style:name="P14" style:family="paragraph" style:parent-style-name="Standard">
      <style:text-properties officeooo:rsid="0013e5d1" officeooo:paragraph-rsid="0013e5d1"/>
    </style:style>
    <style:style style:name="P15" style:family="paragraph" style:parent-style-name="Standard">
      <style:text-properties officeooo:rsid="0013e5d1" officeooo:paragraph-rsid="0015de4a"/>
    </style:style>
    <style:style style:name="P16" style:family="paragraph" style:parent-style-name="Standard">
      <style:text-properties officeooo:rsid="0013e5d1" officeooo:paragraph-rsid="0019bcdc"/>
    </style:style>
    <style:style style:name="P17" style:family="paragraph" style:parent-style-name="Standard">
      <style:text-properties officeooo:rsid="0013e5d1" officeooo:paragraph-rsid="001da904"/>
    </style:style>
    <style:style style:name="P18" style:family="paragraph" style:parent-style-name="Standard">
      <style:text-properties fo:font-style="normal" fo:font-weight="normal" officeooo:rsid="00125d1c" officeooo:paragraph-rsid="001da904" style:font-style-asian="normal" style:font-weight-asian="normal" style:font-style-complex="normal" style:font-weight-complex="normal"/>
    </style:style>
    <style:style style:name="P19" style:family="paragraph" style:parent-style-name="Standard">
      <style:text-properties officeooo:rsid="00125d1c" officeooo:paragraph-rsid="001da904"/>
    </style:style>
    <style:style style:name="T1" style:family="text">
      <style:text-properties fo:font-style="italic" style:font-style-asian="italic" style:font-style-complex="italic"/>
    </style:style>
    <style:style style:name="T2" style:family="text">
      <style:text-properties fo:font-style="italic" officeooo:rsid="00125d1c" style:font-style-asian="italic" style:font-style-complex="italic"/>
    </style:style>
    <style:style style:name="T3" style:family="text">
      <style:text-properties fo:font-style="italic" officeooo:rsid="001b007c" style:font-style-asian="italic" style:font-style-complex="italic"/>
    </style:style>
    <style:style style:name="T4" style:family="text">
      <style:text-properties fo:font-style="italic" officeooo:rsid="001da904" style:font-style-asian="italic" style:font-style-complex="italic"/>
    </style:style>
    <style:style style:name="T5" style:family="text">
      <style:text-properties fo:font-style="italic" officeooo:rsid="001eda46" style:font-style-asian="italic" style:font-style-complex="italic"/>
    </style:style>
    <style:style style:name="T6" style:family="text">
      <style:text-properties officeooo:rsid="00125d1c"/>
    </style:style>
    <style:style style:name="T7" style:family="text">
      <style:text-properties fo:color="#c9211e" loext:opacity="100%"/>
    </style:style>
    <style:style style:name="T8" style:family="text">
      <style:text-properties fo:color="#c9211e" loext:opacity="100%" officeooo:rsid="00125d1c"/>
    </style:style>
    <style:style style:name="T9" style:family="text">
      <style:text-properties fo:color="#c9211e" loext:opacity="100%" fo:font-style="italic" officeooo:rsid="0013e5d1" style:font-style-asian="italic" style:font-style-complex="italic"/>
    </style:style>
    <style:style style:name="T10" style:family="text">
      <style:text-properties fo:color="#c9211e" loext:opacity="100%" fo:font-style="italic" officeooo:rsid="001eda46" style:font-style-asian="italic" style:font-style-complex="italic"/>
    </style:style>
    <style:style style:name="T11" style:family="text">
      <style:text-properties fo:color="#c9211e" loext:opacity="100%" fo:font-style="normal" officeooo:rsid="0019bcdc" style:font-style-asian="normal" style:font-style-complex="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officeooo:rsid="0013e5d1" style:font-style-asian="normal" style:font-style-complex="normal"/>
    </style:style>
    <style:style style:name="T15" style:family="text">
      <style:text-properties fo:font-style="normal" officeooo:rsid="0015de4a" style:font-style-asian="normal" style:font-style-complex="normal"/>
    </style:style>
    <style:style style:name="T16" style:family="text">
      <style:text-properties fo:font-style="normal" officeooo:rsid="0016357c" style:font-style-asian="normal" style:font-style-complex="normal"/>
    </style:style>
    <style:style style:name="T17" style:family="text">
      <style:text-properties fo:font-style="normal" officeooo:rsid="00182ceb" style:font-style-asian="normal" style:font-style-complex="normal"/>
    </style:style>
    <style:style style:name="T18" style:family="text">
      <style:text-properties fo:font-style="normal" officeooo:rsid="00125d1c" style:font-style-asian="normal" style:font-style-complex="normal"/>
    </style:style>
    <style:style style:name="T19" style:family="text">
      <style:text-properties fo:font-style="normal" officeooo:rsid="0019bcdc" style:font-style-asian="normal" style:font-style-complex="normal"/>
    </style:style>
    <style:style style:name="T20" style:family="text">
      <style:text-properties fo:font-style="normal" officeooo:rsid="001b007c" style:font-style-asian="normal" style:font-style-complex="normal"/>
    </style:style>
    <style:style style:name="T21" style:family="text">
      <style:text-properties fo:font-style="normal" officeooo:rsid="001bf7f7" style:font-style-asian="normal" style:font-style-complex="normal"/>
    </style:style>
    <style:style style:name="T22" style:family="text">
      <style:text-properties fo:font-style="normal" officeooo:rsid="001eda46" style:font-style-asian="normal" style:font-style-complex="normal"/>
    </style:style>
    <style:style style:name="T23" style:family="text">
      <style:text-properties fo:font-style="normal" fo:font-weight="normal" officeooo:rsid="00125d1c" style:font-style-asian="normal" style:font-weight-asian="normal" style:font-style-complex="normal" style:font-weight-complex="normal"/>
    </style:style>
    <style:style style:name="T24" style:family="text">
      <style:text-properties fo:font-style="normal" fo:font-weight="normal" officeooo:rsid="0013e5d1" style:font-style-asian="normal" style:font-weight-asian="normal" style:font-style-complex="normal" style:font-weight-complex="normal"/>
    </style:style>
    <style:style style:name="T25" style:family="text">
      <style:text-properties fo:font-style="normal" fo:font-weight="normal" officeooo:rsid="00182ceb" style:font-style-asian="normal" style:font-weight-asian="normal" style:font-style-complex="normal" style:font-weight-complex="normal"/>
    </style:style>
    <style:style style:name="T26" style:family="text">
      <style:text-properties fo:font-style="normal" fo:font-weight="normal" officeooo:rsid="0019bcdc" style:font-style-asian="normal" style:font-weight-asian="normal" style:font-style-complex="normal" style:font-weight-complex="normal"/>
    </style:style>
    <style:style style:name="T27" style:family="text">
      <style:text-properties fo:font-style="normal" fo:font-weight="normal" officeooo:rsid="001bf7f7" style:font-style-asian="normal" style:font-weight-asian="normal" style:font-style-complex="normal" style:font-weight-complex="normal"/>
    </style:style>
    <style:style style:name="T28" style:family="text">
      <style:text-properties fo:font-style="normal" fo:font-weight="normal" officeooo:rsid="001eda46" style:font-style-asian="normal" style:font-weight-asian="normal" style:font-style-complex="normal" style:font-weight-complex="normal"/>
    </style:style>
    <style:style style:name="T29" style:family="text">
      <style:text-properties officeooo:rsid="0013e5d1"/>
    </style:style>
    <style:style style:name="T30" style:family="text">
      <style:text-properties officeooo:rsid="0015de4a"/>
    </style:style>
    <style:style style:name="T31" style:family="text">
      <style:text-properties officeooo:rsid="0016357c"/>
    </style:style>
    <style:style style:name="T32" style:family="text">
      <style:text-properties officeooo:rsid="00182ceb"/>
    </style:style>
    <style:style style:name="T33" style:family="text">
      <style:text-properties officeooo:rsid="0019bcdc"/>
    </style:style>
    <style:style style:name="T34" style:family="text">
      <style:text-properties style:use-window-font-color="true" loext:opacity="0%" fo:font-style="italic" style:font-style-asian="italic" style:font-style-complex="italic"/>
    </style:style>
    <style:style style:name="T35" style:family="text">
      <style:text-properties officeooo:rsid="001b007c"/>
    </style:style>
    <style:style style:name="T36" style:family="text">
      <style:text-properties officeooo:rsid="001bf7f7"/>
    </style:style>
    <style:style style:name="T37" style:family="text">
      <style:text-properties officeooo:rsid="001eda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enithian League</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8">Notable:</text:p>
      <text:p text:style-name="P1"/>
      <text:p text:style-name="P10">First Circle / <text:span text:style-name="T33">Saban Veil</text:span></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8">Notable:</text:p>
      <text:p text:style-name="P1"/>
      <text:p text:style-name="P10">Kingdom of Tarquis</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8">Notable:</text:p>
      <text:p text:style-name="P1"/>
      <text:p text:style-name="P1"/>
      <text:p text:style-name="P10">United Gifts</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8">Notable:</text:p>
      <text:p text:style-name="P1"><text:soft-page-break/></text:p>
      <text:p text:style-name="P2"><text:span text:style-name="T12">Blank Island</text:span><text:line-break/><text:span text:style-name="T2">Short Description:</text:span><text:span text:style-name="T23">s</text:span></text:p>
      <text:p text:style-name="P7"><text:span text:style-name="T1">Type of rule: </text:span><text:span text:style-name="T7">K</text:span></text:p>
      <text:p text:style-name="P7"><text:span text:style-name="T2">Main cities:</text:span><text:span text:style-name="T6"> C</text:span></text:p>
      <text:p text:style-name="P7"><text:span text:style-name="T1">Main God: </text:span><text:span text:style-name="T14">Blood</text:span></text:p>
      <text:p text:style-name="P15"><text:span text:style-name="T4">Lesser</text:span><text:span text:style-name="T1"> gods:</text:span><text:span text:style-name="T13"> </text:span><text:span text:style-name="T15">bb</text:span></text:p>
      <text:p text:style-name="P7"><text:span text:style-name="T1">Disposition:</text:span> H</text:p>
      <text:p text:style-name="P7"><text:span text:style-name="T1">Allies:</text:span> B<text:span text:style-name="T6"> </text:span></text:p>
      <text:p text:style-name="P7"><text:span text:style-name="T1">Enemies:</text:span> T</text:p>
      <text:p text:style-name="P7"><text:span text:style-name="T1">Resources: </text:span>R</text:p>
      <text:p text:style-name="P7"><text:span text:style-name="T1">Tensions: </text:span>F</text:p>
      <text:p text:style-name="P2"><text:span text:style-name="T6">Notable:</text:span><text:line-break/></text:p>
      <text:p text:style-name="P10">Three Sister Kingdom <text:span text:style-name="T6">(TSK)</text:span>:</text:p>
      <text:p text:style-name="P5"><text:span text:style-name="T29">Short description: </text:span>In between everything, middle of the great river. <text:span text:style-name="T6">Grab opportunities they see. </text:span><text:span text:style-name="T29">(LN)</text:span></text:p>
      <text:p text:style-name="P6"><text:span text:style-name="T1">Type of rule: </text:span><text:span text:style-name="T7">Kingdom </text:span><text:span text:style-name="T8">with dukes</text:span><text:span text:style-name="T7">.</text:span> </text:p>
      <text:p text:style-name="P6"><text:span text:style-name="T6">Main cities: Capital Malillos, Second city Bajo Helves, </text:span><text:span text:style-name="T30">Ascienthlia,</text:span><text:span text:style-name="T6"> and Minport (disputed by Minport)</text:span></text:p>
      <text:p text:style-name="P5"><text:span text:style-name="T1">Main God: </text:span>fluidity<text:line-break/><text:span text:style-name="T4">Lesser</text:span><text:span text:style-name="T2"> gods:</text:span><text:span text:style-name="T6"> Time, Consistency</text:span></text:p>
      <text:p text:style-name="P5"><text:span text:style-name="T1">Disposition:</text:span> Historically had an expansianist reign, now keep a low profile. <text:span text:style-name="T29">Consider themselves the rightful rulers of the river.</text:span></text:p>
      <text:p text:style-name="P5"><text:span text:style-name="T1">Allies:</text:span> Best ally is Drenith for downriver trade. Kingdom of Tarquis has a similar reign <text:span text:style-name="T6">and both are confronted with the Saban veil dream leaks</text:span>. </text:p>
      <text:p text:style-name="P5"><text:span text:style-name="T1">Enemies:</text:span> The lost sister Minport and Fahlia <text:span text:style-name="T6">due to succession disputes 200 years back</text:span>. <text:span text:style-name="T6">Daianna due to invasion. Unlienh due to invasion and raids.</text:span> </text:p>
      <text:p text:style-name="P5"><text:span text:style-name="T1">Resources: </text:span>River passage between Drenith and Fahlia. Fishing, Farming, arcane artefacts from the siter lake ruins.</text:p>
      <text:p text:style-name="P5"><text:span text:style-name="T1">Tensions: </text:span>Frequent Orc raids along the south border. Minport, and the small sister lake which are still considered part of the kingdom <text:span text:style-name="T6">by TSK</text:span>. <text:span text:style-name="T6">West border is confronted with dream leaks from the Saban Veil/First Circle. <text:s/></text:span></text:p>
      <text:p text:style-name="P12">Notable:</text:p>
      <text:p text:style-name="P10"/>
      <text:p text:style-name="P10">Orcish Nomads:</text:p>
      <text:p text:style-name="P6"><text:span text:style-name="T2">Short Description:</text:span><text:span text:style-name="T23"> </text:span><text:span text:style-name="T24">For hundreds of years orcs have traveled the grassy hills and lowlands, following herds, warring amongst each other and honoring Blood. </text:span><text:span text:style-name="T25">Flood holds the weather in these regions, resulting in periods of dryness and rain.</text:span></text:p>
      <text:p text:style-name="P6"><text:span text:style-name="T1">Type of rule: </text:span><text:span text:style-name="T9">Clan chiefs, law of the strongest.</text:span></text:p>
      <text:p text:style-name="P6"><text:span text:style-name="T2">Main cities:</text:span><text:span text:style-name="T6"> </text:span><text:span text:style-name="T29">Clan Unlienh has traditionally been the largest and strongest a</text:span><text:span text:style-name="T31">n</text:span><text:span text:style-name="T29">d has therefore a somewhat permanent setup. Others tend to shift and change. Many are uncharted. </text:span><text:span text:style-name="T32">They follow the mood of the weather.</text:span></text:p>
      <text:p text:style-name="P6"><text:span text:style-name="T1">Main God: </text:span><text:span text:style-name="T14">Blood</text:span></text:p>
      <text:p text:style-name="P14"><text:span text:style-name="T4">Lesser</text:span><text:span text:style-name="T1"> gods:</text:span><text:span text:style-name="T13"> the Lost One, Ending, </text:span><text:span text:style-name="T16">Flood</text:span></text:p>
      <text:p text:style-name="P6"><text:span text:style-name="T1">Disposition:</text:span> <text:span text:style-name="T29">During Three Sister Kingdom’s Daianna campaign, many Orcs were driven from the lands and lost in the fights. As a result often the southern lands of the Three Sister Kingdom are targets of raids. </text:span></text:p>
      <text:p text:style-name="P6"><text:span text:style-name="T1">Allies: </text:span><text:span text:style-name="T14">Daianan Council, Fahlia</text:span></text:p>
      <text:p text:style-name="P6"><text:span text:style-name="T1">Enemies:</text:span> T<text:span text:style-name="T29">hree Sister Kingdom, </text:span><text:span text:style-name="T30">other clans</text:span></text:p>
      <text:p text:style-name="P6"><text:span text:style-name="T1">Resources:</text:span><text:span text:style-name="T13"> </text:span><text:span text:style-name="T15">Ruins of the age of balance are said to are hidden with magic in them. But one has to befriend or confront the Orc clans first. </text:span></text:p>
      <text:p text:style-name="P6"><text:soft-page-break/><text:span text:style-name="T1">Tensions: </text:span><text:span text:style-name="T15">Most tensions are amongst themselves. Not many outside invaders try to take these lands, since war against the orcs in the hills is near-impossible to win without many losses. Old grudges with Three Sister Kingdom </text:span><text:span text:style-name="T17">and land disputes </text:span><text:span text:style-name="T15">do lead to raids along that border.</text:span></text:p>
      <text:p text:style-name="P12">Notable: <text:span text:style-name="T30">They say a dragon lives to the east of these lands.</text:span></text:p>
      <text:p text:style-name="P11"/>
      <text:p text:style-name="P10">Cernian Confederation</text:p>
      <text:p text:style-name="P3"><text:span text:style-name="T2">Short Description: </text:span><text:span text:style-name="T19">T</text:span><text:span text:style-name="T26">hree cities holding an alliance. Wealth, Military power a</text:span><text:span text:style-name="T27">nd river reign.</text:span></text:p>
      <text:p text:style-name="P8"><text:span text:style-name="T1">Type of rule:</text:span><text:span text:style-name="T34"> </text:span><text:span text:style-name="T11">An alliance of a merchant’s councel, a kingdom and a Duchy.</text:span></text:p>
      <text:p text:style-name="P8"><text:span text:style-name="T2">Main cities:</text:span><text:span text:style-name="T6"> </text:span><text:span text:style-name="T33">Minport (disputed by TSK), Bulwhark Fahlia and Tradecity Tosh.</text:span></text:p>
      <text:p text:style-name="P8"><text:span text:style-name="T1">Main God: </text:span><text:span text:style-name="T19">Consistency, Prosperity</text:span></text:p>
      <text:p text:style-name="P16"><text:span text:style-name="T3">Lesser</text:span><text:span text:style-name="T1"> gods:</text:span><text:span text:style-name="T13"> </text:span><text:span text:style-name="T19">Blood, Time, Fluidity</text:span></text:p>
      <text:p text:style-name="P8"><text:span text:style-name="T1">Disposition:</text:span> <text:span text:style-name="T33">Better to be friends than enemies. The alliance between Fahlia and Tosh is old. Tosh does not have the Farmlands Fahlia has and Fahlia does not have the trade opportunities and alliance with the elves that Tosh has. Other than that, Tosh is hard to reach except by river and Fahlia holds this river easily. In fact it’s the ever opportunistic Three sister Kingdom that keeps this alliance sound. </text:span><text:span text:style-name="T35">Fahlia can’t afford too many fronts. </text:span><text:span text:style-name="T33">Minport has chosen to split off from TSK and is added as a buffer between Fahlia and TSK armies. </text:span></text:p>
      <text:p text:style-name="P8"><text:span text:style-name="T1">Allies:</text:span> <text:span text:style-name="T33">Manaia, Orcish Nomads (no disputes </text:span><text:span text:style-name="T36">for land</text:span><text:span text:style-name="T33">, many Orcs went to Fahlia during Daianna campaign)</text:span></text:p>
      <text:p text:style-name="P8"><text:span text:style-name="T1">Enemies:</text:span> <text:span text:style-name="T33">Three Sister Kingdom</text:span></text:p>
      <text:p text:style-name="P8"><text:span text:style-name="T1">Resources:</text:span><text:span text:style-name="T13"> </text:span><text:span text:style-name="T19">Farmlands for Fahlia, Elvish trade for Tosh. The river trade routes and Fishing in general. The rainforest has a wealth of magic hidden within, but is dangerous to travel.</text:span></text:p>
      <text:p text:style-name="P8"><text:span text:style-name="T1">Tensions: </text:span><text:span text:style-name="T20">TSK and CC are in a very precarious balance, fueled by religious beliefs </text:span><text:span text:style-name="T21">and control of the river</text:span><text:span text:style-name="T20">. When the balance shifts, war may break out again between them.</text:span></text:p>
      <text:p text:style-name="P13"><text:span text:style-name="T18">Notable: </text:span><text:span text:style-name="T21">Flooding marshes north of Fahlia, Dragons north of Tosh. </text:span></text:p>
      <text:p text:style-name="P1"/>
      <text:p text:style-name="P1"/>
      <text:p text:style-name="P10">Ashen (<text:span text:style-name="T29">the </text:span>wasteland)</text:p>
      <text:p text:style-name="P4"><text:span text:style-name="T2">Short Description:</text:span><text:span text:style-name="T5">P</text:span><text:span text:style-name="T28">rivately owned companies hold rights to the ores in this region and have a couple of small settlements. Most of it is ash and dust, result of years of volcanic eruptions. All have to deal with the Wasteland king, ruler surpreme.</text:span></text:p>
      <text:p text:style-name="P9"><text:span text:style-name="T1">Type of rule: </text:span><text:span text:style-name="T10">Privately owned mines with their employees. Wasteland king: tyranny</text:span></text:p>
      <text:p text:style-name="P9"><text:span text:style-name="T2">Main cities:</text:span><text:span text:style-name="T6"> </text:span><text:span text:style-name="T37">Granitefell, Peaks, Orebrothers town</text:span></text:p>
      <text:p text:style-name="P9"><text:span text:style-name="T1">Main God: </text:span><text:span text:style-name="T22">The Lost One</text:span></text:p>
      <text:p text:style-name="P17"><text:span text:style-name="T4">Lesser</text:span><text:span text:style-name="T1"> gods:</text:span><text:span text:style-name="T13"> </text:span><text:span text:style-name="T22">eclectic</text:span></text:p>
      <text:p text:style-name="P9"><text:span text:style-name="T1">Disposition:</text:span> <text:span text:style-name="T37">High rivalry between town for resources. All is well-guarded. </text:span></text:p>
      <text:p text:style-name="P9"><text:span text:style-name="T1">Allies: </text:span><text:span text:style-name="T5">Grey Empire</text:span><text:span text:style-name="T6"> </text:span></text:p>
      <text:p text:style-name="P9"><text:span text:style-name="T1">Enemies:</text:span> <text:span text:style-name="T37">Many</text:span></text:p>
      <text:p text:style-name="P9"><text:span text:style-name="T1">Resources: </text:span><text:span text:style-name="T5">Gems, Ores</text:span></text:p>
      <text:p text:style-name="P9"><text:span text:style-name="T1">Tensions: </text:span>F</text:p>
      <text:p text:style-name="P18">Notable:</text:p>
      <text:p text:style-name="P1"/>
      <text:p text:style-name="P10">Manaia’s Realm</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oft-page-break/><text:span text:style-name="T1">Tensions: </text:span>F</text:p>
      <text:p text:style-name="P19">Notable:</text:p>
      <text:p text:style-name="P1"/>
      <text:p text:style-name="P10">Gravest Day</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text:p text:style-name="P1"/>
      <text:p text:style-name="P10">Selden Dynasty</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text:p text:style-name="P1"/>
      <text:p text:style-name="P10">The Trilands</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text:p text:style-name="P10">Grey Empire</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oft-page-break/><text:span text:style-name="T1">Enemies:</text:span> T</text:p>
      <text:p text:style-name="P9"><text:span text:style-name="T1">Resources: </text:span>R</text:p>
      <text:p text:style-name="P9"><text:span text:style-name="T1">Tensions: </text:span>F</text:p>
      <text:p text:style-name="P19">Notable:</text:p>
      <text:p text:style-name="P1"/>
      <text:p text:style-name="P1"/>
      <text:p text:style-name="P10">Heart of Stone</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text:p text:style-name="P10">Mining Ridge</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text:p text:style-name="P1"/>
      <text:p text:style-name="P10">Daianan Council</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text:p text:style-name="P1"/>
      <text:p text:style-name="P10">Lost Lands</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oft-page-break/><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text:p text:style-name="P1"/>
      <text:p text:style-name="P10">Eternal Forest</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text:p text:style-name="P1"/>
      <text:p text:style-name="P10">Protected Woods</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text:p text:style-name="P1"/>
      <text:p text:style-name="P10">The Empty</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text:p text:style-name="P1"/>
      <text:p text:style-name="P10">Orijin’s Grave</text:p>
      <text:p text:style-name="P4"><text:soft-page-break/><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text:p text:style-name="P1"/>
      <text:p text:style-name="P10">Makers Republic</text:p>
      <text:p text:style-name="P4"><text:span text:style-name="T2">Short Description:</text:span><text:span text:style-name="T23">s</text:span></text:p>
      <text:p text:style-name="P9"><text:span text:style-name="T1">Type of rule: </text:span><text:span text:style-name="T7">K</text:span></text:p>
      <text:p text:style-name="P9"><text:span text:style-name="T2">Main cities:</text:span><text:span text:style-name="T6"> C</text:span></text:p>
      <text:p text:style-name="P9"><text:span text:style-name="T1">Main God: </text:span><text:span text:style-name="T14">Blood</text:span></text:p>
      <text:p text:style-name="P17"><text:span text:style-name="T4">Lesser</text:span><text:span text:style-name="T1"> gods:</text:span><text:span text:style-name="T13"> </text:span><text:span text:style-name="T15">bb</text:span></text:p>
      <text:p text:style-name="P9"><text:span text:style-name="T1">Disposition:</text:span> H</text:p>
      <text:p text:style-name="P9"><text:span text:style-name="T1">Allies:</text:span> B<text:span text:style-name="T6"> </text:span></text:p>
      <text:p text:style-name="P9"><text:span text:style-name="T1">Enemies:</text:span> T</text:p>
      <text:p text:style-name="P9"><text:span text:style-name="T1">Resources: </text:span>R</text:p>
      <text:p text:style-name="P9"><text:span text:style-name="T1">Tensions: </text:span>F</text:p>
      <text:p text:style-name="P19">Notabl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nl" fo:country="N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nl" fo:country="N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0-07T18:40:21.370889854</dc:date>
    <meta:editing-duration>PT8H54M57S</meta:editing-duration>
    <meta:editing-cycles>9</meta:editing-cycles>
    <meta:generator>LibreOffice/7.3.6.2$Linux_X86_64 LibreOffice_project/30$Build-2</meta:generator>
    <meta:document-statistic meta:table-count="0" meta:image-count="0" meta:object-count="0" meta:page-count="7" meta:paragraph-count="274" meta:word-count="1252" meta:character-count="7396" meta:non-whitespace-character-count="6387"/>
  </office:meta>
</office:document-meta>
</file>